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8c8e" officeooo:paragraph-rsid="001c8c8e"/>
    </style:style>
    <style:style style:name="P2" style:family="paragraph" style:parent-style-name="Standard">
      <style:text-properties officeooo:rsid="001e32e9" officeooo:paragraph-rsid="001e32e9"/>
    </style:style>
    <style:style style:name="P3" style:family="paragraph" style:parent-style-name="Standard">
      <style:text-properties officeooo:rsid="001fb9d0" officeooo:paragraph-rsid="001fb9d0"/>
    </style:style>
    <style:style style:name="P4" style:family="paragraph" style:parent-style-name="Standard">
      <style:text-properties officeooo:rsid="001fbfc2" officeooo:paragraph-rsid="001fbfc2"/>
    </style:style>
    <style:style style:name="P5" style:family="paragraph" style:parent-style-name="Standard">
      <style:text-properties officeooo:rsid="0021531d" officeooo:paragraph-rsid="0021531d"/>
    </style:style>
    <style:style style:name="T1" style:family="text">
      <style:text-properties style:text-position="super 58%"/>
    </style:style>
    <style:style style:name="T2" style:family="text">
      <style:text-properties style:text-position="0% 100%"/>
    </style:style>
    <style:style style:name="T3" style:family="text">
      <style:text-properties officeooo:rsid="001e32e9"/>
    </style:style>
    <style:style style:name="T4" style:family="text">
      <style:text-properties officeooo:rsid="001f3fc4"/>
    </style:style>
    <style:style style:name="T5" style:family="text">
      <style:text-properties officeooo:rsid="00215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ervisor: </text:p>
      <text:p text:style-name="P1">Michael Schaten</text:p>
      <text:p text:style-name="P1"/>
      <text:p text:style-name="P1">Team Students: </text:p>
      <text:p text:style-name="P1">Demming, Simon (Team Contact Person), Computer Science, 6<text:span text:style-name="T1">th</text:span> semester</text:p>
      <text:p text:style-name="P1">Langenberg, Jonas, Computer Science, 7<text:span text:style-name="T1">th</text:span> semester</text:p>
      <text:p text:style-name="P1">Hesse, Stefan, Computer Science, 6<text:span text:style-name="T1">th</text:span> semester</text:p>
      <text:p text:style-name="P1">Goldap, Phillip, Computer Science, 6<text:span text:style-name="T1">th</text:span> semester</text:p>
      <text:p text:style-name="P1"/>
      <text:p text:style-name="P1">Abstract:</text:p>
      <text:p text:style-name="P1">Target Groups: </text:p>
      <text:p text:style-name="P1">Partially sighted persons, Persons with cognitive disabilities, Persons with mobility disabilities, elderly persons, Persons with limited technical knowledge</text:p>
      <text:p text:style-name="P1"/>
      <text:p text:style-name="P1">Problem:</text:p>
      <text:p text:style-name="P1">E-mail is one of the most important services to exchange information with other internet users. Unfortunately the design of the web clients of most E-mail providers increase in complexity. The web interfaces become more and more complicated, stuffed with dynamic java script and therefore not easily usable for elderly and disabled persons. </text:p>
      <text:p text:style-name="P1"/>
      <text:p text:style-name="P1">Challenge Factors &amp; Impact:</text:p>
      <text:p text:style-name="P1">The challenge is to create a good looking, yet easily usable interface for everybody. Our approach is meant to be universal and accessible for people who are not capable <text:span text:style-name="T3">of using the </text:span>web interfaces of e-mail providers. <text:span text:style-name="T3">The application shall also be fully accessible by screenreaders like the <text:s/>nvda reader.</text:span></text:p>
      <text:p text:style-name="P1"/>
      <text:p text:style-name="P2">State of the Art &amp; Other Approaches:</text:p>
      <text:p text:style-name="P2">The web interfaces of e-mail providers are usually not quite user-friendly and provide hardly <text:span text:style-name="T4">any alternative options for handicapped persons. Also it is very difficult for screenreaders to properly interpret the dynamic source code of the websites.</text:span></text:p>
      <text:p text:style-name="P2"/>
      <text:p text:style-name="P3">New Ideas &amp; Development planned:</text:p>
      <text:p text:style-name="P3">The universal design of the application is its main feature. It can also handle various contacts.</text:p>
      <text:p text:style-name="P3"/>
      <text:p text:style-name="P4">Framework:</text:p>
      <text:p text:style-name="P4">Project Schedule:</text:p>
      <text:p text:style-name="P4">The<text:span text:style-name="T5">re are several basic functions that need to be implemented. The contact list with the associated names, addresses and other details, an import/export functionality for contacts from other sources in a standardized format, the communication with the mail server via smtp/imap/pop3, the data model and, most importantly, the graphical user interface. </text:span></text:p>
      <text:p text:style-name="P5">Since all participating students ought to study besides working for the project the schedule is not too precisely defined. Basic steps are the implementation of the GUI as a first step by two students, while the other two employ themselves with the design of the data model, the communcation with the needed servers and the handling of contacts.</text:p>
      <text:p text:style-name="P5"/>
      <text:p text:style-name="P5">Platform/Infrastructure/Manpower used/serviced:</text:p>
      <text:p text:style-name="P5">The version control used is git with a server available from github. Communication is mainly based on e-mail, skype conferences and personal contact. </text:p>
      <text:p text:style-name="P5"/>
      <text:p text:style-name="P5">Validation, User Involvement and Sustainability:</text:p>
      <text:p text:style-name="P5">Testing routines:</text:p>
      <text:p text:style-name="P5">Unit tests ensure the functionality of the program. Tests executed by friends and family will give an <text:soft-page-break/>objective view on the usability. </text:p>
      <text:p text:style-name="P5"/>
      <text:p text:style-name="P5">User involvement:</text:p>
      <text:p text:style-name="P5">Elderly people as one of the main target groups will be involved in the testing routines.</text:p>
      <text:p text:style-name="P5"/>
      <text:p text:style-name="P5">Sustainability:</text:p>
      <text:p text:style-name="P5">The open source character of the program gives the possibility to contribute to the project to everybody. Maybe the git repository will be published after the presentation and custom patches and additional features may be added by any community, e.g. communities active for accessible software. The usage of the kivy framework also makes the whole application easily configured for mobile devices.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9:53:19.766995202</meta:creation-date>
    <dc:date>2014-05-18T21:24:46.144268396</dc:date>
    <meta:editing-duration>PT11S</meta:editing-duration>
    <meta:editing-cycles>1</meta:editing-cycles>
    <meta:document-statistic meta:table-count="0" meta:image-count="0" meta:object-count="0" meta:page-count="2" meta:paragraph-count="31" meta:word-count="471" meta:character-count="3167" meta:non-whitespace-character-count="2718"/>
    <meta:generator>LibreOffice/4.2.3.3$Linux_X86_64 LibreOffice_project/420m0$Build-3</meta:generator>
  </office:meta>
</office:document-meta>
</file>